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adornments="Bold" style:font-family-generic="roman" style:font-pitch="variable"/>
    <style:font-face style:name="Segoe UI1" svg:font-family="'Segoe UI'" style:font-family-generic="swiss" style:font-pitch="variable"/>
    <style:font-face style:name="Segoe UI Symbol2" svg:font-family="'Segoe UI Symbol'" style:font-adornments="Bold" style:font-family-generic="swiss" style:font-pitch="variable"/>
    <style:font-face style:name="Tahoma1" svg:font-family="Tahoma" style:font-adornments="Обыч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2" svg:font-family="Tahoma" style:font-adornments="Обычный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14216" draw:fill-color="#714216" draw:textarea-horizontal-align="justify" draw:textarea-vertical-align="middle" draw:auto-grow-height="false" fo:min-height="1.05cm" fo:min-width="0.45cm"/>
    </style:style>
    <style:style style:name="gr2" style:family="graphic" style:parent-style-name="standard">
      <style:graphic-properties svg:stroke-color="#714216" draw:fill-color="#714216" draw:textarea-horizontal-align="justify" draw:textarea-vertical-align="middle" draw:auto-grow-height="false" fo:min-height="0.35cm" fo:min-width="1.4cm"/>
    </style:style>
    <style:style style:name="gr3" style:family="graphic" style:parent-style-name="standard">
      <style:graphic-properties svg:stroke-color="#714216" draw:fill-color="#714216" draw:textarea-horizontal-align="justify" draw:textarea-vertical-align="middle" draw:auto-grow-height="false" fo:min-height="0.097cm" fo:min-width="0cm"/>
    </style:style>
    <style:style style:name="gr4" style:family="graphic" style:parent-style-name="standard">
      <style:graphic-properties svg:stroke-color="#aecf00" draw:fill-color="#aecf00" draw:textarea-horizontal-align="justify" draw:textarea-vertical-align="middle" draw:auto-grow-height="false" fo:min-height="0.38cm" fo:min-width="0.13cm"/>
    </style:style>
    <style:style style:name="gr5" style:family="graphic" style:parent-style-name="standard">
      <style:graphic-properties svg:stroke-color="#aecf00" draw:fill-color="#aecf00" draw:textarea-horizontal-align="justify" draw:textarea-vertical-align="middle" draw:auto-grow-height="false" fo:min-height="0.246cm" fo:min-width="0cm"/>
    </style:style>
    <style:style style:name="gr6" style:family="graphic" style:parent-style-name="standard">
      <style:graphic-properties svg:stroke-color="#aecf00" draw:fill-color="#aecf00" draw:textarea-horizontal-align="justify" draw:textarea-vertical-align="middle" draw:auto-grow-height="false" fo:min-height="0.104cm" fo:min-width="0cm"/>
    </style:style>
    <style:style style:name="gr7" style:family="graphic" style:parent-style-name="standard">
      <style:graphic-properties svg:stroke-color="#aecf00" draw:fill-color="#aecf00" draw:textarea-horizontal-align="justify" draw:textarea-vertical-align="middle" draw:auto-grow-height="false" fo:min-height="0.528cm" fo:min-width="0.35cm"/>
    </style:style>
    <style:style style:name="gr8" style:family="graphic" style:parent-style-name="standard">
      <style:graphic-properties draw:stroke="none" svg:stroke-color="#aecf00" draw:fill="none" draw:fill-color="#ffffff" draw:textarea-horizontal-align="left" draw:auto-grow-height="true" draw:auto-grow-width="false" fo:min-height="4.133cm" fo:min-width="0cm"/>
      <style:paragraph-properties style:writing-mode="lr-tb"/>
    </style:style>
    <style:style style:name="gr9" style:family="graphic" style:parent-style-name="Object_20_with_20_no_20_fill_20_and_20_no_20_line">
      <style:graphic-properties fo:min-height="1.695cm"/>
      <style:paragraph-properties style:writing-mode="lr-tb"/>
    </style:style>
    <style:style style:name="P1" style:family="paragraph">
      <loext:graphic-properties draw:fill-color="#714216"/>
      <style:paragraph-properties fo:text-align="center"/>
    </style:style>
    <style:style style:name="P2" style:family="paragraph">
      <loext:graphic-properties draw:fill-color="#aecf00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tyle="normal" fo:font-weight="bold" style:font-style-asian="normal" style:font-style-complex="normal"/>
    </style:style>
    <style:style style:name="P4" style:family="paragraph">
      <style:paragraph-properties style:writing-mode="lr-tb"/>
    </style:style>
    <style:style style:name="T1" style:family="text">
      <style:text-properties fo:font-size="44pt" fo:font-style="normal" fo:font-weight="bold" style:font-size-asian="44pt" style:font-style-asian="normal" style:font-size-complex="4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cm" svg:height="3.9cm" svg:x="7.81cm" svg:y="5.7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9cm" svg:height="0.6cm" svg:x="7.81cm" svg:y="9.31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76cm" svg:height="1.041cm" draw:transform="rotate (-0.974242788463235) translate (9.799cm 7.01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376cm" svg:height="1.041cm" draw:transform="rotate (1.46991629602962) translate (7.441cm 7.79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0.89cm" svg:height="0.89cm" svg:x="8.32cm" svg:y="3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7cm" svg:height="0.7cm" svg:x="8.41cm" svg:y="4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5cm" svg:height="0.5cm" svg:x="9.21cm" svg:y="4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5cm" svg:height="0.5cm" svg:x="7.81cm" svg:y="4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2cm" svg:height="1.1cm" svg:x="7.31cm" svg:y="5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2cm" svg:height="1.1cm" svg:x="9.057cm" svg:y="5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2cm" svg:height="1.1cm" svg:x="6.173cm" svg:y="6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2cm" svg:height="1.1cm" svg:x="10.11cm" svg:y="6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2cm" svg:height="1.1cm" svg:x="6.41cm" svg:y="7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2cm" svg:height="1.1cm" svg:x="9.71cm" svg:y="7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5cm" svg:height="0.5cm" svg:x="7.61cm" svg:y="6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5cm" svg:height="0.5cm" svg:x="9.31cm" svg:y="6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10.3cm" svg:height="4.383cm" svg:x="3.556cm" svg:y="9.918cm">
          <draw:text-box>
            <text:p><text:span text:style-name="T1">microlearning</text:span></text:p>
          </draw:text-box>
        </draw:frame>
        <draw:frame draw:style-name="gr9" draw:text-style-name="P4" draw:layer="layout" svg:width="5.9cm" svg:height="1.945cm" svg:x="5.718cm" svg:y="12.618cm">
          <draw:text-box>
            <text:p>broaden your mind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adornments="Bold" style:font-family-generic="roman" style:font-pitch="variable"/>
    <style:font-face style:name="Segoe UI1" svg:font-family="'Segoe UI'" style:font-family-generic="swiss" style:font-pitch="variable"/>
    <style:font-face style:name="Segoe UI Symbol2" svg:font-family="'Segoe UI Symbol'" style:font-adornments="Bold" style:font-family-generic="swiss" style:font-pitch="variable"/>
    <style:font-face style:name="Tahoma1" svg:font-family="Tahoma" style:font-adornments="Обыч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2" svg:font-family="Tahoma" style:font-adornments="Обычный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 style:parent-style-name="Shapes">
      <style:graphic-properties draw:stroke="solid" draw:stroke-dash="Dashed_20__28_var_29__20_4" svg:stroke-width="0cm" svg:stroke-color="#aecf00" draw:marker-start-width="0.2cm" draw:marker-start-center="false" draw:marker-end-width="0.2cm" draw:marker-end-center="false" draw:fill="solid" draw:fill-color="#aecf00" draw:textarea-horizontal-align="justify" fo:padding-top="0.125cm" fo:padding-bottom="0.125cm" fo:padding-left="0.25cm" fo:padding-right="0.25cm" draw:shadow="hidden" draw:shadow-offset-x="0.2cm" draw:shadow-offset-y="0.2cm" draw:shadow-color="#000000" draw:line-distance="0.9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aecf00" style:font-name="Segoe UI Symbol2" fo:font-family="'Segoe UI Symbol'" style:font-style-name="Bold" style:font-family-generic="swiss" style:font-pitch="variable" fo:font-size="18pt" fo:language="en" fo:country="US" fo:font-style="normal" fo:font-weight="bold" style:letter-kerning="true" style:font-name-asian="Segoe UI1" style:font-family-asian="'Segoe UI'" style:font-family-generic-asian="swiss" style:font-pitch-asian="variable" style:font-size-asian="24pt" style:font-name-complex="Tahoma1" style:font-family-complex="Tahoma" style:font-style-name-complex="Обычный" style:font-family-generic-complex="swiss" style:font-pitch-complex="variable" style:font-size-complex="24pt" style:font-relief="none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  <style:text-properties fo:color="#714216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" style:family="graphic" style:parent-style-name="standard">
      <style:graphic-properties draw:stroke="none" svg:stroke-color="#aecf00" draw:fill="none" draw:fill-color="#ffffff" draw:textarea-horizontal-align="left" draw:auto-grow-height="true" draw:auto-grow-width="false" fo:min-height="2.575cm" fo:min-width="0cm"/>
      <style:text-properties fo:font-style="normal" fo:font-weight="bold" style:font-style-asian="normal" style:font-style-complex="normal"/>
    </style:style>
  </office:styles>
  <office:automatic-styles>
    <style:page-layout style:name="PM0">
      <style:page-layout-properties fo:margin-top="0.718cm" fo:margin-bottom="0.718cm" fo:margin-left="0.718cm" fo:margin-right="0.718cm" fo:page-width="17.665cm" fo:page-height="17.66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9-08T23:06:01.797000000</dc:date>
    <meta:editing-duration>PT8M26S</meta:editing-duration>
    <meta:editing-cycles>5</meta:editing-cycles>
    <meta:generator>LibreOffice/6.3.5.2$Windows_X86_64 LibreOffice_project/dd0751754f11728f69b42ee2af66670068624673</meta:generator>
    <meta:document-statistic meta:object-count="18"/>
  </office:meta>
</office:document-meta>
</file>